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23-03-2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22-03-30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21-03-03 0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20-11-24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9-03-22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8-03-1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7-11-1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6-11-1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6-03-1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5-11-10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5-03-3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4-02-2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3-03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2-11-2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2-03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1-11-28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57119215001</text:p>
          </table:table-cell>
          <table:table-cell office:value-type="string" calcext:value-type="string">
            <text:p>201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